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10000015DB04541569BAE28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T1" style:family="text">
      <style:text-properties officeooo:rsid="000a98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1">779 Criar Remessa </text:span></text:p>
      <text:p text:style-name="P1"/>
      <text:p text:style-name="P1"/>
      <text:p text:style-name="P1"><draw:frame draw:style-name="fr1" draw:name="Figura1" text:anchor-type="paragraph" svg:width="17cm" svg:height="5.218cm" draw:z-index="0"><draw:image xlink:href="Pictures/10000000000004710000015DB04541569BAE28D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16:12:38.691000000</dc:date>
    <meta:editing-duration>PT8H28M52S</meta:editing-duration>
    <meta:editing-cycles>11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5" meta:character-count="30" meta:non-whitespace-character-count="24"/>
  </office:meta>
</office:document-meta>
</file>